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287a" officeooo:paragraph-rsid="0000287a"/>
    </style:style>
    <style:style style:name="P2" style:family="paragraph" style:parent-style-name="Standard">
      <style:text-properties officeooo:paragraph-rsid="0000287a"/>
    </style:style>
    <style:style style:name="P3" style:family="paragraph" style:parent-style-name="Standard">
      <style:text-properties officeooo:rsid="0002e6f3" officeooo:paragraph-rsid="0002e6f3"/>
    </style:style>
    <style:style style:name="P4" style:family="paragraph" style:parent-style-name="Standard">
      <style:text-properties fo:font-weight="bold" officeooo:rsid="00020669" officeooo:paragraph-rsid="00020669" style:font-weight-asian="bold" style:font-weight-complex="bold"/>
    </style:style>
    <style:style style:name="P5" style:family="paragraph" style:parent-style-name="Standard">
      <style:text-properties officeooo:rsid="00046edb" officeooo:paragraph-rsid="00046edb"/>
    </style:style>
    <style:style style:name="P6" style:family="paragraph" style:parent-style-name="Standard">
      <style:text-properties officeooo:rsid="0005da4a" officeooo:paragraph-rsid="0005da4a"/>
    </style:style>
    <style:style style:name="P7" style:family="paragraph" style:parent-style-name="Standard" style:list-style-name="L1">
      <style:text-properties officeooo:paragraph-rsid="00020669"/>
    </style:style>
    <style:style style:name="P8" style:family="paragraph" style:parent-style-name="Standard" style:list-style-name="L1">
      <style:text-properties officeooo:paragraph-rsid="00046edb"/>
    </style:style>
    <style:style style:name="P9" style:family="paragraph" style:parent-style-name="Standard" style:list-style-name="L1">
      <style:text-properties officeooo:rsid="0002e6f3" officeooo:paragraph-rsid="0002e6f3"/>
    </style:style>
    <style:style style:name="P10" style:family="paragraph" style:parent-style-name="Standard" style:list-style-name="L2">
      <style:text-properties officeooo:rsid="0005da4a" officeooo:paragraph-rsid="0005da4a"/>
    </style:style>
    <style:style style:name="P11" style:family="paragraph" style:parent-style-name="Standard" style:list-style-name="L2">
      <style:text-properties officeooo:rsid="00077a05" officeooo:paragraph-rsid="00077a05"/>
    </style:style>
    <style:style style:name="P12" style:family="paragraph" style:parent-style-name="Standard" style:list-style-name="L2">
      <style:text-properties officeooo:rsid="0000287a" officeooo:paragraph-rsid="00077a05"/>
    </style:style>
    <style:style style:name="T1" style:family="text">
      <style:text-properties officeooo:rsid="0000287a"/>
    </style:style>
    <style:style style:name="T2" style:family="text">
      <style:text-properties officeooo:rsid="00020669"/>
    </style:style>
    <style:style style:name="T3" style:family="text">
      <style:text-properties officeooo:rsid="0002e6f3"/>
    </style:style>
    <style:style style:name="T4" style:family="text">
      <style:text-properties officeooo:rsid="00046edb"/>
    </style:style>
    <style:style style:name="T5" style:family="text">
      <style:text-properties officeooo:rsid="0005da4a"/>
    </style:style>
    <style:style style:name="T6" style:family="text">
      <style:text-properties officeooo:rsid="00077a05"/>
    </style:style>
    <style:style style:name="T7" style:family="text">
      <style:text-properties officeooo:rsid="000a80b0"/>
    </style:style>
    <style:style style:name="T8" style:family="text">
      <style:text-properties officeooo:rsid="000b0529"/>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node.c <text:span text:style-name="T5">(https://github.com/VolkerChristian/snode.c)</text:span></text:p>
      <text:p text:style-name="P1"/>
      <text:p text:style-name="P2"><text:span text:style-name="T1">Snode.c (Simple NODE in C++) ist ein schlankes, erweiterbares, </text:span><text:span text:style-name="T4">high-performance</text:span><text:span text:style-name="T1"> Framework für Netzwerkapplikationen (Server und Clients) im Geiste von node.js. Das Framework ist während des Sommersemester 2020 im Rahmen der Lehrveranstalltung "Network and Distributed Systems" des Masterstudiengangs "Interactive Media" entstanden um den Studierenden einen Einblick in die grundlegende Funktion von Netzwerk- bzw. Webframeworks zu gebe.</text:span></text:p>
      <text:p text:style-name="P2"/>
      <text:p text:style-name="P4">Grundlegende Eigenschaften von snode.c sind:</text:p>
      <text:list xml:id="list3084004139" text:style-name="L1">
        <text:list-item>
          <text:p text:style-name="P7"><text:span text:style-name="T3">Nichtblockierendes</text:span><text:span text:style-name="T2">, </text:span><text:span text:style-name="T3">ereignisorientiertes</text:span><text:span text:style-name="T2"> Design </text:span><text:span text:style-name="T3">inklusive Timer (Singleshot, Intervall).</text:span></text:p>
        </text:list-item>
        <text:list-item>
          <text:p text:style-name="P7"><text:span text:style-name="T4">Applikationsp</text:span><text:span text:style-name="T2">rotokolloffene TCP-Server- und TCP-Client-Funktionalität. Applikationsprotokolle (HTTP, …) </text:span><text:span text:style-name="T3">können einfach und modular angeschlossen werden.</text:span></text:p>
        </text:list-item>
        <text:list-item>
          <text:p text:style-name="P9"><text:span text:style-name="T5">TLS/SSL</text:span>-Verschlüsselung für Server und Client.</text:p>
        </text:list-item>
        <text:list-item>
          <text:p text:style-name="P8"><text:span text:style-name="T3">Voll implementierte</text:span><text:span text:style-name="T4">s</text:span><text:span text:style-name="T3"> HTTP(S)-Applikationsprotokoll (Server und Client) an </text:span><text:span text:style-name="T4">welche eine</text:span><text:span text:style-name="T3"> Applikationslogik einfach angeschlossen werden kann.</text:span></text:p>
        </text:list-item>
        <text:list-item>
          <text:p text:style-name="P8"><text:span text:style-name="T4">Unterstützung von </text:span><text:span text:style-name="T3">X.509-Zertifikate. TLS/</text:span><text:span text:style-name="T5">SSL</text:span><text:span text:style-name="T3">-Verbindung</text:span><text:span text:style-name="T4">en</text:span><text:span text:style-name="T3"> k</text:span><text:span text:style-name="T4">önnen</text:span><text:span text:style-name="T3"> über </text:span><text:span text:style-name="T4">Zertifikate geschützt </text:span><text:span text:style-name="T5">und </text:span><text:span text:style-name="T4">authentifiziert werden.</text:span></text:p>
        </text:list-item>
        <text:list-item>
          <text:p text:style-name="P9">High-Level Web-API <text:span text:style-name="T4">mit JSON-Unterstützung </text:span>in Anlehnung an das <text:span text:style-name="T4">API des </text:span>Express-Module von node.js. <text:span text:style-name="T4">(Speedup gegenüber node.js/express ~50)</text:span></text:p>
        </text:list-item>
      </text:list>
      <text:p text:style-name="P3"/>
      <text:p text:style-name="P3">Somit ist es aktuell schon möglich <text:span text:style-name="T7">high-performance</text:span> server- und clientseitige Webanwendungen in einfacher Weise zu verwirklichen.</text:p>
      <text:p text:style-name="P2"/>
      <text:p text:style-name="P5">Hauptfokus <text:span text:style-name="T6">(aber nicht nur)</text:span> <text:span text:style-name="T5">des Frameworkes ist die</text:span> Maschine <text:span text:style-name="T8">to </text:span>Maschine <text:span text:style-name="T8">(M2M) </text:span>Kommunikation und hier speziell <text:span text:style-name="T5">der</text:span> IoT-Bereich (Internet Of Things).</text:p>
      <text:p text:style-name="P5"/>
      <text:p text:style-name="P5">Das Framework befindet sich in aktiver Entwicklung und ist bei weitem (wahrscheinlich nie) Feature-Complete. Deshalb gibt es viele mögliche Anknüpfungspunkte für Semester- aber auch Bachelor- bzw. Masterprojekten.</text:p>
      <text:p text:style-name="P5"/>
      <text:p text:style-name="P6">Mögliche Projekte:</text:p>
      <text:list xml:id="list3336733812" text:style-name="L2">
        <text:list-item>
          <text:p text:style-name="P10">Erweiterung der HTTP(S)-Funktionalität um Websockets</text:p>
        </text:list-item>
        <text:list-item>
          <text:p text:style-name="P10">OAUTH/2 Authentifizierung</text:p>
        </text:list-item>
        <text:list-item>
          <text:p text:style-name="P10">Implementierung eines weiteren Applikationsprotokolls wie z.B. dem Message Queuing Telemetry Transport (MQTT), das weite Verbreitung in der Machine2Machine-Kommunikation findet.</text:p>
        </text:list-item>
        <text:list-item>
          <text:p text:style-name="P10">Impelementierung von "Promisses" in Anlehnung an die node.js-Prommisses.</text:p>
        </text:list-item>
        <text:list-item>
          <text:p text:style-name="P10">Unterstützung weiterer Transportprotokolle (iPv6, UDP, Bluetooth, Local, …)</text:p>
        </text:list-item>
        <text:list-item>
          <text:p text:style-name="P10">Portierung des Frameworks auf die Windows-Platform</text:p>
        </text:list-item>
        <text:list-item>
          <text:p text:style-name="P10">Portierung des Frameworks auf MacOS</text:p>
        </text:list-item>
        <text:list-item>
          <text:p text:style-name="P10">Implementierung von Beispielanwendungen (z.B. Alexa-Endpoint, <text:span text:style-name="T6">Web-Game, Web-Anwendung, …)</text:span></text:p>
        </text:list-item>
        <text:list-item>
          <text:p text:style-name="P11">Implementierung bzw. Unterstützen von Template-Engines in Anlehnung an node.js/express.</text:p>
        </text:list-item>
        <text:list-item>
          <text:p text:style-name="P11">Unit-Tests (wäre ganz wichtig)</text:p>
          <text:p text:style-name="P1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de" fo:country="A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mm" style:writing-mode="page"/>
      <style:text-properties style:use-window-font-color="true" loext:opacity="0%" style:font-name="Calibri" fo:font-size="12pt" fo:language="de" fo:country="A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olker Christian</meta:initial-creator>
    <meta:creation-date>2020-09-23T15:10:58.800732396</meta:creation-date>
    <dc:date>2020-09-24T12:34:46.833307867</dc:date>
    <dc:creator>Volker Christian</dc:creator>
    <meta:editing-duration>PT4H40M17S</meta:editing-duration>
    <meta:editing-cycles>3</meta:editing-cycles>
    <meta:generator>LibreOffice/7.0.1.2$Linux_X86_64 LibreOffice_project/00$Build-2</meta:generator>
    <meta:document-statistic meta:table-count="0" meta:image-count="0" meta:object-count="0" meta:page-count="1" meta:paragraph-count="24" meta:word-count="286" meta:character-count="2429" meta:non-whitespace-character-count="2183"/>
  </office:meta>
</office:document-meta>
</file>